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 Poor Foundation </text:p>
      <text:p text:style-name="P2"/>
      <text:p text:style-name="P1"><text:span text:style-name="T1">Read:</text:span> Psalm 78:36-37 <text:s/>“Nevertheless they did flatter him with their mouth, and they lied unto him with their tongues. For their heart was not right with him, neither were they steadfast in his covenant.”</text:p>
      <text:p text:style-name="P1">Matthew 7:24-27</text:p>
      <text:p text:style-name="P1"><text:s/></text:p>
      <text:p text:style-name="P1"><text:span text:style-name="T1">Text:</text:span> John 8:44 "Ye are of your father the devil, and the lusts of your father ye will do. He was a murderer from the beginning, and abode not in the truth, because there is no truth in him. When he speaketh a lie, he speaketh of his own: for he is a liar, and the father of it."</text:p>
      <text:p text:style-name="P1"/>
      <text:p text:style-name="P1"><text:span text:style-name="T1">Introduction:</text:span> After a major earthquake in San Francisco a commission was appointed to study why the city was so devastated. It was discovered that the majority of the damage occurred because of poor construction. Contractors had cheated and not followed the strict housing codes. Inspectors were lax and on the take. The earthquake would have done far less damage if the foundations and footers had been laid according to code.</text:p>
      <text:p text:style-name="P1"><text:s text:c="2"/>I find that it is the same with believers in Christ. Trouble or tragedy will enter their life and many fall because they have failed to have a spiritual foundation that is up to Gods code.</text:p>
      <text:p text:style-name="P1"/>
      <text:p text:style-name="P1"><text:span text:style-name="T1">I. Dirt in the concrete:</text:span> Anyone who has ever poured a foundation knows that it is important that the concrete mixture be just right. It needs to have aggregate, sand, cement, and just the right amount of water to mix and bond them together. One way to really weaken the foundation is to allow dirt to somehow get into the mix. No contractor, worth their salt would ever deliberately put dirt in their foundation but one who is not paying attention might not see the side of a dirt ditch fall into the cement mix or might not take it seriously enough to remove it if he did see it. </text:p>
      <text:p text:style-name="P1"><text:s text:c="2"/>The Psalmist tells about the Children of Israel and how they were afforded all the best that God had to offer but they lived as if God was not a part of their life at all. He says that they had lies in their heart. They had the truth of God all around but they mixed it with the lies of satan and soon had dirt in the concrete of their foundation. Maybe it was not a deliberate mixing of lies and truth but just a little deceit here and a little there and soon the foundation is weakened. How does the dirt get in? Some through the TV, some thru the music, some thru, well meaning but unsaved, friends, some from a lack of reading the Word, some thru the internet, and a million other ways.</text:p>
      <text:p text:style-name="P1"><text:tab/><text:tab/></text:p>
      <text:p text:style-name="P1"><text:span text:style-name="T1">II. Not enough rebar:</text:span> Rebar is long iron rods which are usually tied together with wire and placed in the wet cement to tie it together and double the strength of the foundation. Most houses do not use rebar in their foundations because the weight of an ordinary house does not require it. A larger structure of several stories is another story. If you are going to erect a substantial building then you must use rebar in the foundation. </text:p>
      <text:p text:style-name="P1"><text:s text:c="2"/>What is the rebar of the Christian life? It is your devotional life. It is the Word of God read in such a way as to support a Christian life. It is regular prayer on a consistent as well as spontaneous basis.</text:p>
      <text:p text:style-name="P1"><text:s text:c="2"/>When Mexico City had a major earthquake, several years ago, they were surprised to find that it was the newer construction with new, less weighty, scientific methods and materials that fell and that the old stone buildings with deep foundations that survived unscathed. </text:p>
      <text:p text:style-name="P1"><text:s text:c="2"/>May I ask you this morning to consider just what are you doing to strengthen your foundation?</text:p>
      <text:p text:style-name="P1"/>
      <text:p text:style-name="P1"><text:span text:style-name="T1">III. Following the building code:</text:span> The Bible is our building code. It may seem that some things in the code are trivial. There are good sub-stitutes for some of the expensive things that the code demands; which will never be noticed by the inspectors. Why not use them? </text:p>
      <text:p text:style-name="P1"><text:s text:c="2"/>Do you remember Ananias and Sapphira? They were the couple who gave a huge amount of money to the church. They had promised to give all the money from a specific transaction and they did end up giving a lot of it. They perished for lying to God. </text:p>
      <text:p text:style-name="P1"><text:s text:c="2"/>If the building code says to dig a (three foot) hole for the foundation then two foot and eleven inches is not up to code. If the scriptures tell us to love our wives as Christ loved the church then that means that I shouldn’t be contacting a divorce lawyer because my wife and I are growing apart. <text:s/></text:p>
      <text:p text:style-name="P1"><text:s text:c="2"/>We live in an age, where it seems, like anything goes even among those who call themselves Christians. How can it be that some live with im-morality, deception, and open sin in their lives with little or no conviction of sin? Could it be that their foundation is lacking?</text:p>
      <text:p text:style-name="P1"/>
      <text:p text:style-name="P1"><text:span text:style-name="T1">Conclude:</text:span> It’s time to conduct a building inspection on this building that God owns. Let’s start with the foundation. Nobody will ever see it, once the building is up, but if it is flawed they will surely see the results of a weakened founda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2634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Founded on Deception </dc:title>
    <meta:initial-creator>Joel Tice</meta:initial-creator>
    <meta:creation-date>2007-07-28T19:03:00</meta:creation-date>
    <dc:creator>Joel Tice</dc:creator>
    <dc:date>2019-07-03T20:35:39.47</dc:date>
    <meta:editing-cycles>6</meta:editing-cycles>
    <meta:editing-duration>PT1H22M</meta:editing-duration>
    <meta:document-statistic meta:table-count="0" meta:image-count="0" meta:object-count="0" meta:page-count="1" meta:paragraph-count="19" meta:word-count="879" meta:character-count="4761"/>
    <meta:generator>OpenOffice/4.1.3$Win32 OpenOffice.org_project/413m1$Build-9783</meta:generator>
  </office:meta>
</office:document-meta>
</file>